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officeooo:rsid="001207dc" officeooo:paragraph-rsid="001207dc"/>
    </style:style>
    <style:style style:name="P2" style:family="paragraph" style:parent-style-name="Standard">
      <style:paragraph-properties fo:text-align="center" style:justify-single-word="false"/>
      <style:text-properties fo:font-size="16pt" officeooo:rsid="001207dc" officeooo:paragraph-rsid="001207dc" style:font-size-asian="16pt" style:font-size-complex="16pt"/>
    </style:style>
    <style:style style:name="P3" style:family="paragraph" style:parent-style-name="Standard">
      <style:text-properties fo:font-size="10.5pt" officeooo:rsid="001207dc" officeooo:paragraph-rsid="001207dc" style:font-size-asian="10.5pt" style:font-size-complex="10.5pt"/>
    </style:style>
    <style:style style:name="P4" style:family="paragraph" style:parent-style-name="Standard">
      <style:text-properties officeooo:rsid="00134974" officeooo:paragraph-rsid="00134974"/>
    </style:style>
    <style:style style:name="P5" style:family="paragraph" style:parent-style-name="Standard">
      <style:text-properties officeooo:rsid="00145f20" officeooo:paragraph-rsid="00145f20"/>
    </style:style>
    <style:style style:name="P6" style:family="paragraph" style:parent-style-name="Standard">
      <style:text-properties officeooo:rsid="001603ea" officeooo:paragraph-rsid="001603ea"/>
    </style:style>
    <style:style style:name="P7" style:family="paragraph" style:parent-style-name="Standard">
      <style:text-properties officeooo:rsid="0017a378" officeooo:paragraph-rsid="0017a378"/>
    </style:style>
    <style:style style:name="P8" style:family="paragraph" style:parent-style-name="Standard">
      <style:text-properties officeooo:rsid="0018dce0" officeooo:paragraph-rsid="0018dce0"/>
    </style:style>
    <style:style style:name="T1" style:family="text">
      <style:text-properties officeooo:rsid="00134974"/>
    </style:style>
    <style:style style:name="T2" style:family="text">
      <style:text-properties fo:font-style="italic" style:font-style-asian="italic" style:font-style-complex="italic"/>
    </style:style>
    <style:style style:name="T3" style:family="text">
      <style:text-properties officeooo:rsid="00171b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本月最蠢专利：提示阅读材料</text:p>
      <text:p text:style-name="P1"/>
      <text:p text:style-name="P3">2018 年四月 23 日，Joe Mullin，CC BY 3.0 US</text:p>
      <text:p text:style-name="P1"/>
      <text:p text:style-name="P1">在线业务——如同在任何地方开展的业务一样——总是充满了提示信息。如果您点了一份汉堡包，您可能还想配些薯条。如果您阅读“大众科学”，您可能还想阅读“大众机械”。此类提示是商业行为中的非常古老的一部分，并且没有人会认真地认为它是一种可获专利的技术。</text:p>
      <text:p text:style-name="P1"/>
      <text:p text:style-name="P1">然而，在 Red River Innovations LLC 看来似乎并非如此。这是一家专利流氓，它认为它的专利可以覆盖提议哪些人接下来应该阅读什么这一理念。Red River 于 2015~2016 年间在德州东区<text:span text:style-name="T1">发起了半打诉讼，其中的几场诉讼是针对诸如家庭改善连锁店 Menards、制衣公司 Zumiez 或是曲奇零售商 Ms. Fields 这样的零售商的。这些商店被起诉全都是由于它们在其网站上拥有搜索栏。</text:span></text:p>
      <text:p text:style-name="P1"/>
      <text:p text:style-name="P4">在某些案例中，Red River 宣称使用搜索栏侵犯了美国专利第 7,958,138 号。例如，在一场针对 Zumiez 的诉讼中，Red River 主张道“在通过位于 www.zumiez.com 的搜索栏请求电子文本之后，Zumiez 的系统自动识别并且以图形方式呈现了与它所请求的电子文本的概念相关联的其他阅读材料，如同 '138 专利所描述和主张的”。在这起案件中，“阅读材料”是指诸如夹克衫或者滑板套装之类的产品列表等文本。</text:p>
      <text:p text:style-name="P1"/>
      <text:p text:style-name="P5">在另一起案件中，Red River 主张了一项相关专利，即美国专利第 7,526,477 号，也就是本月奖项获得者。'477 专利描述了一种用于电子文本搜索的系统，其中用户被呈现与他们已经在读的文本“相关的概念”。此专利中的范例展示了某种在线索引，它显示于某个电子文本块的右侧。在一场针对 Infolinks 的诉讼中，Red River 指控对方专利侵权，由于“在请求电子文本之后，其 InText 系统自动识别并且以图形方式呈现了与所请求的电子文本中的某个概念相关的附加阅读材料”。</text:p>
      <text:p text:style-name="P1"/>
      <text:p text:style-name="P6">提示并提供阅读材料并不是一种发明，而只是一种抽象的理念。'477 专利的说明部分的最后一段澄清了其所主张的方法几乎可以在任何类型的计算机上实现。基于最高法院的 <text:span text:style-name="T2">Alice v. CLS Bank</text:span> 案件判决，一项抽象理念不能仅仅由于您提议在一台计算机上实现它而成为可获专利的。但是，雇佣律师以作出这种辩护是一项昂贵的任务，而在一个遥远的场地进行这项任务则是恐怖的，诸如 Red River 目前发起诉讼的德州东区。此场地曾经在历史上吸引了那些看到这里对它们的案件有利的“专利流氓”实体。</text:p>
      <text:p text:style-name="P1"/>
      <text:p text:style-name="P1">'<text:span text:style-name="T3">477 专利也是 Unified Patents 的现存技术众包项目 Patroll 所强调的另一项专利。如果您知道任何关于 '477 专利的现存技术，您可以（在四月 30 日之前）将其提交至 Unified Patents 以便有机会获得 2000 美元奖金。</text:span></text:p>
      <text:p text:style-name="P1"/>
      <text:p text:style-name="P7">对于任何被 Red River 盯上的人来说，如今的一条好消息是，它们不再那么容易将来自全国各地的企业拖到由它们所选定的一所法庭了。最高法院的 <text:span text:style-name="T2">TC Heartland</text:span> 案件判决以及联邦巡回法庭的一起称为 <text:span text:style-name="T2">In re Cray</text:span> 的案件表明专利持有人必须在某个被告方实际开展业务的地点进行起诉。</text:p>
      <text:p text:style-name="P1"/>
      <text:p text:style-name="P8">这也是一个很好的例证，关于为何专利案件中的费用转移以及支持 <text:span text:style-name="T2">Alice</text:span> 案件判决的判例法是如此至关重要。使用基本网络技术的小公司不应该必须经历一场耗资数百万美元的陪审团审判才能得到一次机会以证实诸如 '477 等专利是抽象并且显而易见的。</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宋体" style:font-family-asian="宋体"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0:47:59.328000000</meta:creation-date>
    <dc:date>2018-04-26T11:50:59.500000000</dc:date>
    <meta:editing-duration>PT32M17S</meta:editing-duration>
    <meta:editing-cycles>4</meta:editing-cycles>
    <meta:generator>LibreOffice/5.4.5.1$Windows_x86 LibreOffice_project/79c9829dd5d8054ec39a82dc51cd9eff340dbee8</meta:generator>
    <meta:document-statistic meta:table-count="0" meta:image-count="0" meta:object-count="0" meta:page-count="1" meta:paragraph-count="10" meta:word-count="1158" meta:character-count="1480" meta:non-whitespace-character-count="1396"/>
  </office:meta>
</office:document-meta>
</file>